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Buffied" svg:font-family="Buffied" style:font-pitch="variable"/>
    <style:font-face style:name="Graveyard BRK" svg:font-family="'Graveyard BRK'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.545cm" style:rel-column-width="5956*"/>
    </style:style>
    <style:style style:name="Tabella1.C" style:family="table-column">
      <style:table-column-properties style:column-width="1.545cm" style:rel-column-width="5957*"/>
    </style:style>
    <style:style style:name="Tabella1.D" style:family="table-column">
      <style:table-column-properties style:column-width="1.545cm" style:rel-column-width="5958*"/>
    </style:style>
    <style:style style:name="Tabella1.J" style:family="table-column">
      <style:table-column-properties style:column-width="1.545cm" style:rel-column-width="5959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J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K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Buffi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uffie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Graveyard BRK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Graveyard BRK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raveyard BRK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Graveyard BRK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Graveyard BRK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Graveyard BRK"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NO DA ENERGIA AD OGGETTI</text:p>
      <text:p text:style-name="P4"/>
      <text:p text:style-name="P2">il seguente documento chiarifica il danno da energia agli oggetti.</text:p>
      <text:p text:style-name="P3"/>
      <text:p text:style-name="P5">Regole a priori:<text:line-break/><text:span text:style-name="T1">ognuna di queste regole si applica a priori prima di calcolare il danno secondo "il grande tabellone"</text:span></text:p>
      <text:list xml:id="list6702901773014728445" text:style-name="L1">
        <text:list-item>
          <text:p text:style-name="P7">se non specificato e il DM non contesta la cosa il danno a un oggetto è sempre dimezzato.</text:p>
        </text:list-item>
        <text:list-item>
          <text:p text:style-name="P7">Nel caso la descrizione di una magia o di una abilità contraddica le regole di seguito esposte la descrizione ha ovviamente la priorità e si applica l'effetto riportato.</text:p>
        </text:list-item>
        <text:list-item>
          <text:p text:style-name="P7">Qualsiasi incantesimo a meno che non venga specificato non infligge danni agli oggetti indossati o trasportati da un PG a meno che lui non faccia un 1 naturale al tiro salvezza contro la spell (si veda la tabella sottostante per determinare quali oggetti subiscono il danno). Oggetti magici non custoditi hanno diritto a un tiro salvezza. Oggetti non magici non custoditi subiscono il danno senza tiro salvezza.</text:p>
        </text:list-item>
        <text:list-item>
          <text:p text:style-name="P7">Qualsiasi capacità speciale per esempio un arma a soffio a meno che non venga specificato non infligge danni agli oggetti indossati o trasportati da un PG a meno che lui non faccia un 1 naturale al tiro salvezza contro la spell (si veda la tabella sottostante per determinare quali oggetti subiscono il danno). Oggetti magici non custoditi hanno diritto a un tiro salvezza. Oggetti non magici non custoditi subiscono il danno senza tiro salvezza.</text:p>
        </text:list-item>
        <text:list-item>
          <text:p text:style-name="P7">Alcune magie nella descrizione consentono di bersagliare direttamente un oggetto o più custoditi dal bersaglio. In quel caso saranno gli <text:soft-page-break/>oggetti a effettuare un tiro salvezza contro l'incantesimo.</text:p>
        </text:list-item>
        <text:list-item>
          <text:p text:style-name="P7">Una creatura può decidere di dirigere liberamente l'attacco su uno o più oggetti trasportati dal bersaglio. In quel caso si comporta esattamente come una magia in grado di colpire l'oggetto.<text:line-break/>Nella fattispecie:</text:p>
          <text:list>
            <text:list-item>
              <text:p text:style-name="P7">ogni attacco speciale ad area (ad eccezzione di una linea) danneggia tutti gli oggetti del possessore e viene considerato come danno dispersivo (vedi sotto il tabellone).</text:p>
            </text:list-item>
            <text:list-item>
              <text:p text:style-name="P7">Ogni attacco speciale a linea o che agisce sulla classe armatura del bersaglio va diretto specificatamente su di un oggetto del bersaglio. In quel caso viene considerato danno preciso (vedi sotto il tabellone).</text:p>
            </text:list-item>
          </text:list>
        </text:list-item>
        <text:list-item>
          <text:p text:style-name="P7">Ogni danno da energia di natura differente da quelle sopraesposte infligge danno a tutti gli oggetti posseduti e non custoditi. </text:p>
        </text:list-item>
      </text:list>
      <text:p text:style-name="P6"/>
      <text:p text:style-name="P6"/>
      <text:p text:style-name="P6"/>
      <text:p text:style-name="P5">Tiri salvezza degli oggetti:<text:line-break/><text:span text:style-name="T1">gli oggetti magici non custoditi possono effettuare un tiro salvezza se concesso dalla descrizione dell'abilità o dell'incantesimo. <text:line-break/>Tale tiro è effettuato con questo bonus:</text:span></text:p>
      <text:p text:style-name="P5"><text:span text:style-name="T1">2 piu 1/2 livello incantatore dell'oggetto</text:span></text:p>
      <text:p text:style-name="P5"><text:span text:style-name="T1"/></text:p>
      <text:p text:style-name="P5"><text:span text:style-name="T1">gli oggetti magici custoditi usano il bonus totale del possessore o il proprio bonus quale sia il piu alto.</text:span></text:p>
      <text:p text:style-name="P6"/>
      <text:p text:style-name="P5">Grande tabellone:</text:p>
      <text:p text:style-name="P5"/>
      <text:p text:style-name="P8">nota: </text:p>
      <text:p text:style-name="P8">ogni categoria è comprensiva di tutti i materiali affini. Il vetro incorpora anche altri materiali cristallini e eventualmente il ghiaccio.</text:p>
      <text:p text:style-name="P8"/>
      <text:p text:style-name="P8">leggenda:</text:p>
      <text:list xml:id="list5855416674885589367" text:style-name="L2">
        <text:list-item>
          <text:p text:style-name="P9"><text:soft-page-break/>danno preciso: un qualsiasi attacco che colpisca un punto preciso dell'oggetto è consideato danno preciso.</text:p>
        </text:list-item>
        <text:list-item>
          <text:p text:style-name="P9">danno dispersivo: un qualsiasi attacco che colpisca una zona non ben delimitata è considerato danno disperisvo.</text:p>
        </text:list-item>
      </text:list>
      <text:p text:style-name="P8"/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 table:number-columns-repeated="3"/>
        <table:table-column table:style-name="Tabella1.C"/>
        <table:table-column table:style-name="Tabella1.D"/>
        <table:table-column table:style-name="Tabella1.C"/>
        <table:table-column table:style-name="Tabella1.J"/>
        <table:table-column table:style-name="Tabella1.D"/>
        <table:table-row>
          <table:table-cell table:style-name="Tabella1.A1" office:value-type="string">
            <text:p text:style-name="P10"/>
          </table:table-cell>
          <table:table-cell table:style-name="Tabella1.A1" table:number-columns-spanned="2" office:value-type="string">
            <text:p text:style-name="P10">Fuoco</text:p>
          </table:table-cell>
          <table:covered-table-cell/>
          <table:table-cell table:style-name="Tabella1.A1" table:number-columns-spanned="2" office:value-type="string">
            <text:p text:style-name="P10">Freddo</text:p>
          </table:table-cell>
          <table:covered-table-cell/>
          <table:table-cell table:style-name="Tabella1.A1" table:number-columns-spanned="2" office:value-type="string">
            <text:p text:style-name="P10">Acido</text:p>
          </table:table-cell>
          <table:covered-table-cell/>
          <table:table-cell table:style-name="Tabella1.A1" table:number-columns-spanned="2" office:value-type="string">
            <text:p text:style-name="P10">Elettrico</text:p>
          </table:table-cell>
          <table:covered-table-cell/>
          <table:table-cell table:style-name="Tabella1.J1" table:number-columns-spanned="2" office:value-type="string">
            <text:p text:style-name="P10">Sonico</text:p>
          </table:table-cell>
          <table:covered-table-cell/>
        </table:table-row>
        <table:table-row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>preciso</text:p>
          </table:table-cell>
          <table:table-cell table:style-name="Tabella1.A2" office:value-type="string">
            <text:p text:style-name="P10">dispersivo</text:p>
          </table:table-cell>
          <table:table-cell table:style-name="Tabella1.A2" office:value-type="string">
            <text:p text:style-name="P10">preciso</text:p>
          </table:table-cell>
          <table:table-cell table:style-name="Tabella1.A2" office:value-type="string">
            <text:p text:style-name="P10">dispersivo</text:p>
          </table:table-cell>
          <table:table-cell table:style-name="Tabella1.A2" office:value-type="string">
            <text:p text:style-name="P10">preciso</text:p>
          </table:table-cell>
          <table:table-cell table:style-name="Tabella1.A2" office:value-type="string">
            <text:p text:style-name="P10">dispersivo</text:p>
          </table:table-cell>
          <table:table-cell table:style-name="Tabella1.A2" office:value-type="string">
            <text:p text:style-name="P10">preciso</text:p>
          </table:table-cell>
          <table:table-cell table:style-name="Tabella1.A2" office:value-type="string">
            <text:p text:style-name="P10">dispersivo</text:p>
          </table:table-cell>
          <table:table-cell table:style-name="Tabella1.A2" office:value-type="string">
            <text:p text:style-name="P10">preciso</text:p>
          </table:table-cell>
          <table:table-cell table:style-name="Tabella1.K2" office:value-type="string">
            <text:p text:style-name="P10">dispersivo</text:p>
          </table:table-cell>
        </table:table-row>
        <table:table-row>
          <table:table-cell table:style-name="Tabella1.A2" office:value-type="string">
            <text:p text:style-name="P10">Legno</text:p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K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10">Metallo</text:p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K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10">Pietra</text:p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K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10">Vetro </text:p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10"/>
          </table:table-cell>
          <table:table-cell table:style-name="Tabella1.K2" office:value-type="string">
            <text:p text:style-name="P10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Buffied" svg:font-family="Buffied" style:font-pitch="variable"/>
    <style:font-face style:name="Graveyard BRK" svg:font-family="'Graveyard BRK'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S</meta:editing-duration>
    <meta:editing-cycles>5</meta:editing-cycles>
    <meta:generator>OpenOffice/4.1.5$Win32 OpenOffice.org_project/415m1$Build-9789</meta:generator>
    <dc:date>2018-10-24T17:29:29.45</dc:date>
    <meta:document-statistic meta:table-count="1" meta:image-count="0" meta:object-count="0" meta:page-count="3" meta:paragraph-count="40" meta:word-count="499" meta:character-count="3129"/>
    <meta:user-defined meta:name="Info 1"/>
    <meta:user-defined meta:name="Info 2"/>
    <meta:user-defined meta:name="Info 3"/>
    <meta:user-defined meta:name="Info 4"/>
  </office:meta>
</office:document-meta>
</file>